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476891C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ffffff" style:font-name="Arial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>
      <style:text-properties fo:color="#ffffff" style:font-name="Arial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style:paragraph-properties fo:line-height="150%" style:text-autospace="none"/>
      <style:text-properties fo:color="#ffffff" style:font-name="Arial" fo:font-size="32pt" style:font-size-asian="32pt" style:font-size-complex="32pt"/>
    </style:style>
    <style:style style:name="P4" style:family="paragraph">
      <style:paragraph-properties fo:line-height="150%" style:text-autospace="none"/>
      <style:text-properties fo:color="#ffffff" style:font-name="Arial" fo:font-size="32pt" style:font-name-asian="Times New Roman" style:font-size-asian="32pt" style:font-name-complex="Times New Roman" style:font-size-complex="32pt"/>
    </style:style>
    <style:style style:name="P5" style:family="paragraph">
      <style:paragraph-properties fo:line-height="150%"/>
      <style:text-properties fo:color="#ffffff" style:font-name="Arial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color="#ffffff" style:font-name="Arial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ffffff" style:text-position="9% 58%" style:font-name="Arial" fo:font-size="32pt" fo:text-shadow="1pt 1pt" fo:font-weight="bold" style:font-name-asian="Times New Roman" style:font-size-asian="32pt" style:font-weight-asian="bold" style:font-name-complex="Times New Roman" style:font-size-complex="32pt" style:font-weight-complex="bold"/>
    </style:style>
    <style:style style:name="T3" style:family="text">
      <style:text-properties fo:color="#83caff" style:text-position="9% 58%" style:font-name="Arial" fo:font-size="32pt" fo:text-shadow="1pt 1pt" fo:font-weight="bold" style:font-name-asian="Times New Roman" style:font-size-asian="32pt" style:font-weight-asian="bold" style:font-name-complex="Times New Roman" style:font-size-complex="32pt" style:font-weight-complex="bold"/>
    </style:style>
    <style:style style:name="T4" style:family="text">
      <style:text-properties fo:color="#83caff" style:font-name="Arial" fo:font-size="32pt" fo:text-shadow="1pt 1pt" fo:font-weight="bold" style:font-name-asian="Times New Roman" style:font-size-asian="32pt" style:font-weight-asian="bold" style:font-name-complex="Times New Roman" style:font-size-complex="32pt" style:font-weight-complex="bold"/>
    </style:style>
    <style:style style:name="T5" style:family="text">
      <style:text-properties fo:color="#ffffff" style:font-name="Arial" fo:font-size="32pt" fo:text-shadow="1pt 1pt" fo:font-weight="bold" style:font-size-asian="32pt" style:font-weight-asian="bold" style:font-size-complex="32pt" style:font-weight-complex="bold"/>
    </style:style>
    <style:style style:name="T6" style:family="text">
      <style:text-properties fo:color="#ffffff" style:font-name="Arial" fo:font-size="32pt" fo:text-shadow="1pt 1pt" fo:font-weight="bold" style:font-name-asian="Times New Roman" style:font-size-asian="32pt" style:font-weight-asian="bold" style:font-name-complex="Times New Roman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1.377cm" svg:x="1.524cm" svg:y="2.794cm">
          <draw:text-box>
            <text:p text:style-name="P1"><text:span text:style-name="T1">Psalm 119:153-16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5.146cm" svg:height="10.933cm" svg:x="1.524cm" svg:y="1.524cm">
          <draw:text-box>
            <text:p text:style-name="P3"><text:span text:style-name="T2">153</text:span><text:span text:style-name="T3"> </text:span><text:span text:style-name="T4">Look on my affliction and deliver me,</text:span></text:p>
            <text:p text:style-name="P4"><text:span text:style-name="T5"><text:s text:c="10"/></text:span><text:span text:style-name="T5">for I do not forget your law.</text:span></text:p>
            <text:p text:style-name="P3"><text:span text:style-name="T2">154 </text:span><text:span text:style-name="T4">Plead my cause and redeem me;</text:span></text:p>
            <text:p text:style-name="P4"><text:span text:style-name="T5"><text:s text:c="10"/></text:span><text:span text:style-name="T5">give me life according to your promise!</text:span></text:p>
            <text:p text:style-name="P3"><text:span text:style-name="T2">155 </text:span><text:span text:style-name="T4">Salvation is far from the wicked,</text:span></text:p>
            <text:p text:style-name="P4"><text:span text:style-name="T5"><text:s text:c="10"/></text:span><text:span text:style-name="T5">for they do not seek your statut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5.146cm" svg:height="10.933cm" svg:x="1.524cm" svg:y="1.524cm">
          <draw:text-box>
            <text:p text:style-name="P3"><text:span text:style-name="T2">156 </text:span><text:span text:style-name="T4">Great is your mercy, O LORD;</text:span></text:p>
            <text:p text:style-name="P4"><text:span text:style-name="T5"><text:s text:c="10"/></text:span><text:span text:style-name="T5">give me life according to your rules.</text:span></text:p>
            <text:p text:style-name="P3"><text:span text:style-name="T2">157 </text:span><text:span text:style-name="T4">Many are my persecutors and my <text:s/></text:span></text:p>
            <text:p text:style-name="P3"><text:span text:style-name="T4"><text:s text:c="4"/></text:span><text:span text:style-name="T4">adversaries,</text:span></text:p>
            <text:p text:style-name="P4"><text:span text:style-name="T5"><text:s text:c="10"/></text:span><text:span text:style-name="T5">but I do not swerve from your </text:span></text:p>
            <text:p text:style-name="P4"><text:span text:style-name="T5"><text:s text:c="10"/></text:span><text:span text:style-name="T5">Testimoni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5.4cm" svg:height="10.933cm" svg:x="1.524cm" svg:y="1.524cm">
          <draw:text-box>
            <text:p text:style-name="P3"><text:span text:style-name="T2">158 </text:span><text:span text:style-name="T4">I look at the faithless with disgust,</text:span></text:p>
            <text:p text:style-name="P4"><text:span text:style-name="T5"><text:s text:c="10"/></text:span><text:span text:style-name="T5">because they do not keep your </text:span></text:p>
            <text:p text:style-name="P4"><text:span text:style-name="T5"><text:s text:c="10"/></text:span><text:span text:style-name="T5">commands.</text:span></text:p>
            <text:p text:style-name="P3"><text:span text:style-name="T2">159 </text:span><text:span text:style-name="T4">Consider how I love your precepts!</text:span></text:p>
            <text:p text:style-name="P4"><text:span text:style-name="T5"><text:s text:c="10"/></text:span><text:span text:style-name="T5">Give me life according to your steadfast </text:span></text:p>
            <text:p text:style-name="P4"><text:span text:style-name="T5"><text:s text:c="10"/></text:span><text:span text:style-name="T5">L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25.4cm" svg:height="5.278cm" svg:x="1.524cm" svg:y="1.524cm">
          <draw:text-box>
            <text:p text:style-name="P3"><text:span text:style-name="T2">160 </text:span><text:span text:style-name="T4">The sum of your word is truth,</text:span></text:p>
            <text:p text:style-name="P4"><text:span text:style-name="T5"><text:s text:c="10"/></text:span><text:span text:style-name="T5">and every one of your righteous rules </text:span></text:p>
            <text:p text:style-name="P4"><text:span text:style-name="T5"><text:s text:c="10"/></text:span><text:span text:style-name="T5">endures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5" draw:layer="layout" svg:width="25.4cm" svg:height="7.163cm" svg:x="1.524cm" svg:y="1.524cm">
          <draw:text-box>
            <text:p text:style-name="P3"><text:span text:style-name="T6">C: Glory be to the Father and to the Son and </text:span></text:p>
            <text:p text:style-name="P3"><text:span text:style-name="T6"><text:s text:c="5"/></text:span><text:span text:style-name="T6">to the Holy Spirit; as it was in the </text:span></text:p>
            <text:p text:style-name="P3"><text:span text:style-name="T6"><text:s text:c="5"/></text:span><text:span text:style-name="T6">beginning, is now, and will be forever. </text:span></text:p>
            <text:p text:style-name="P3"><text:span text:style-name="T6"><text:s text:c="5"/></text:span><text:span text:style-name="T6">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2000000258476891C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6-28T13:16:20.896000000</meta:creation-date>
    <dc:date>2014-06-28T13:35:56.413000000</dc:date>
    <dc:creator>Arthur Hoch</dc:creator>
    <meta:editing-duration>PT8M44S</meta:editing-duration>
    <meta:editing-cycles>1</meta:editing-cycles>
    <meta:document-statistic meta:object-count="39"/>
    <meta:generator>LibreOffice/4.2.4.2$Windows_x86 LibreOffice_project/63150712c6d317d27ce2db16eb94c2f3d7b699f8</meta:generator>
  </office:meta>
</office:document-meta>
</file>